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5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6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7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5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5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7dc7ab" officeooo:paragraph-rsid="0085e1e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85e1ed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column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9pt" fo:letter-spacing="-0.007cm" fo:font-style="normal" fo:font-weight="bold" officeooo:rsid="0085e1ed" officeooo:paragraph-rsid="0085e1e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0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9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30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1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1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1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8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7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1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5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7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4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2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3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2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32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32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2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 or line.internal_number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4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9pt" fo:letter-spacing="-0.007cm" fo:font-style="normal" fo:font-weight="bold" officeooo:rsid="0085e1ed" officeooo:paragraph-rsid="0085e1e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column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MP4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7dc7ab" officeooo:paragraph-rsid="0085e1e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85e1ed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5"/>
            </table:table-cell>
            <table:table-cell table:style-name="Tabla6.C1" table:number-rows-spanned="2" table:number-columns-spanned="2" office:value-type="string">
              <text:p text:style-name="MP38"><text:text-input text:description="&lt;o.journal_id.name&gt;">Banco Municipaal  asdasaasda</text:text-input></text:p>
            </table:table-cell>
            <table:covered-table-cell/>
            <table:table-cell table:style-name="Tabla6.C1" table:number-rows-spanned="2" office:value-type="string">
              <text:p text:style-name="MP39"><text:text-input text:description="&lt;formatLang(o.checks_amount or 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41">Retenciones</text:p>
            </table:table-cell>
            <table:covered-table-cell/>
            <table:table-cell table:style-name="Tabla6.C1" office:value-type="string">
              <text:p text:style-name="MP42"><text:text-input text:description="&lt;formatLang(o.withholdings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0">OBSERVACIONES</text:span>: <text:span text:style-name="MT41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2"><text:s text:c="14"/>____ <text:s text:c="8"/></text:span></text:span></text:p>
              <text:p text:style-name="MP57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3-14T11:58:39.644539361</dc:date>
    <meta:editing-duration>P2DT5H22M18S</meta:editing-duration>
    <meta:editing-cycles>451</meta:editing-cycles>
    <meta:generator>LibreOffice/4.2.8.2$Linux_X86_64 LibreOffice_project/420m0$Build-2</meta:generator>
    <meta:document-statistic meta:table-count="7" meta:image-count="0" meta:object-count="0" meta:page-count="1" meta:paragraph-count="78" meta:word-count="306" meta:character-count="1794" meta:non-whitespace-character-count="1668"/>
  </office:meta>
</office:document-meta>
</file>